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28" style:family="table-cell" style:parent-style-name="Default">
      <style:table-cell-properties fo:background-color="#ffe994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46" style:family="table-cell" style:parent-style-name="Default">
      <style:table-cell-properties fo:border-bottom="0.74pt solid #000000" fo:background-color="#ffffa6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8" style:family="table-cell" style:parent-style-name="Default">
      <style:table-cell-properties fo:border-bottom="0.74pt solid #000000" fo:background-color="#ffffa6" fo:border-left="0.74pt solid #000000" fo:border-right="none" fo:border-top="none"/>
      <style:text-properties style:text-underline-style="none"/>
    </style:style>
    <style:style style:name="ce4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50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5" style:family="table-cell" style:parent-style-name="Default">
      <style:table-cell-properties fo:border-bottom="none" fo:background-color="#ffffa6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ackground-color="#ffffa6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5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3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Juego</text:p>
          </table:table-cell>
          <table:table-cell table:style-name="ce17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SUM([.D3:.E3])" office:value-type="float" office:value="77" calcext:value-type="float">
            <text:p>77</text:p>
          </table:table-cell>
          <table:table-cell office:value-type="string" calcext:value-type="string">
            <text:p>El problema 1 no maneja excepciones, siempre indica que los usuarios tienen 0 puntos. El problema 2 se detiene con múltiplos de 3 y no de 5 además de que no se muestra ningún mensjae.</text:p>
          </table:table-cell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while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4:.E4])" office:value-type="float" office:value="98" calcext:value-type="float">
            <text:p>98</text:p>
          </table:table-cell>
          <table:table-cell table:style-name="ce36" office:value-type="string" calcext:value-type="string">
            <text:p>Imprime que hay un empate cuando no es así.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  <table:table-cell table:formula="of:=SUM([.D5:.E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6:.E6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style-name="ce44" office:value-type="string" calcext:value-type="string">
            <text:p>Problema 1</text:p>
          </table:table-cell>
          <table:table-cell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SUM([.D7:.E7])" office:value-type="float" office:value="96" calcext:value-type="float">
            <text:p>96</text:p>
          </table:table-cell>
          <table:table-cell office:value-type="string" calcext:value-type="string">
            <text:p>En el problema 1, el rango era hasta los 79 puntos.</text:p>
          </table:table-cell>
          <table:table-cell/>
          <table:table-cell table:style-name="ce45" office:value-type="string" calcext:value-type="string">
            <text:p>algoritmo que contemple</text:p>
          </table:table-cell>
          <table:table-cell table:style-name="ce55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8:.E8])" office:value-type="float" office:value="95" calcext:value-type="float">
            <text:p>95</text:p>
          </table:table-cell>
          <table:table-cell table:style-name="ce36" office:value-type="string" calcext:value-type="string">
            <text:p>No imprime los resultados en el formato del enunciado.</text:p>
          </table:table-cell>
          <table:table-cell/>
          <table:table-cell table:style-name="ce46" office:value-type="string" calcext:value-type="string">
            <text:p>todos los casos.</text:p>
          </table:table-cell>
          <table:table-cell table:style-name="ce5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9:.E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7" office:value-type="string" calcext:value-type="string">
            <text:p>solicita los datos</text:p>
          </table:table-cell>
          <table:table-cell table:style-name="ce57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8" calcext:value-type="float">
            <text:p>28</text:p>
          </table:table-cell>
          <table:table-cell table:style-name="ce20" table:formula="of:=SUM([.D10:.E10])" office:value-type="float" office:value="58" calcext:value-type="float">
            <text:p>58</text:p>
          </table:table-cell>
          <table:table-cell table:style-name="ce36" office:value-type="string" calcext:value-type="string">
            <text:p>El problema 1 no sigue las reglas del enunciado, el problema 2 no indica con un mensaje cuando el número no es múltiplo de 5.</text:p>
          </table:table-cell>
          <table:table-cell office:value-type="string" calcext:value-type="string">
            <text:p>.</text:p>
          </table:table-cell>
          <table:table-cell table:style-name="ce45" office:value-type="string" calcext:value-type="string">
            <text:p>imprime el resultado</text:p>
          </table:table-cell>
          <table:table-cell table:style-name="ce55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11:.E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8" office:value-type="string" calcext:value-type="string">
            <text:p>siguiendo el formato.</text:p>
          </table:table-cell>
          <table:table-cell table:style-name="ce56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2:.E12])" office:value-type="float" office:value="95" calcext:value-type="float">
            <text:p>95</text:p>
          </table:table-cell>
          <table:table-cell table:style-name="ce36" office:value-type="string" calcext:value-type="string">
            <text:p>no contempla el caso si se ingresa el 60 o 79</text:p>
          </table:table-cell>
          <table:table-cell office:value-type="string" calcext:value-type="string">
            <text:p>.</text:p>
          </table:table-cell>
          <table:table-cell table:style-name="ce47" office:value-type="string" calcext:value-type="string">
            <text:p>manejo de excepciones</text:p>
          </table:table-cell>
          <table:table-cell table:style-name="ce5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SUM([.D13:.E13])" office:value-type="float" office:value="92" calcext:value-type="float">
            <text:p>92</text:p>
          </table:table-cell>
          <table:table-cell office:value-type="string" calcext:value-type="string">
            <text:p>Los resultados no se imprimen según el formato del enunciado. No se imprime cuando no es múltiplo de 5.</text:p>
          </table:table-cell>
          <table:table-cell office:value-type="string" calcext:value-type="string">
            <text:p>.</text:p>
          </table:table-cell>
          <table:table-cell table:style-name="ce49" office:value-type="string" calcext:value-type="string">
            <text:p>Total</text:p>
          </table:table-cell>
          <table:table-cell table:style-name="ce58" office:value-type="float" office:value="70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2"/>
          <table:table-cell table:style-name="ce20" table:formula="of:=SUM([.D14:.E14])" office:value-type="float" office:value="0" calcext:value-type="float">
            <text:p>0</text:p>
          </table:table-cell>
          <table:table-cell table:style-name="ce36"/>
          <table:table-cell table:number-columns-repeated="3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20" calcext:value-type="float">
            <text:p>20</text:p>
          </table:table-cell>
          <table:table-cell table:formula="of:=SUM([.D15:.E15])" office:value-type="float" office:value="90" calcext:value-type="float">
            <text:p>90</text:p>
          </table:table-cell>
          <table:table-cell table:style-name="ce37" office:value-type="string" calcext:value-type="string">
            <text:p>En el problema 2, el programa no se detiene cuando el número es múltiplo de 5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Hernández</text:p>
          </table:table-cell>
          <table:table-cell table:style-name="ce22" office:value-type="string" calcext:value-type="string">
            <text:p>Richmond</text:p>
          </table:table-cell>
          <table:table-cell table:style-name="ce22" office:value-type="string" calcext:value-type="string">
            <text:p>Guisselle Vanessa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0" calcext:value-type="float">
            <text:p>30</text:p>
          </table:table-cell>
          <table:table-cell table:style-name="ce20" table:formula="of:=SUM([.D16:.E16])" office:value-type="float" office:value="95" calcext:value-type="float">
            <text:p>95</text:p>
          </table:table-cell>
          <table:table-cell table:style-name="ce38" office:value-type="string" calcext:value-type="string">
            <text:p>No imprime el resultado en el formato indicado.</text:p>
          </table:table-cell>
          <table:table-cell office:value-type="string" calcext:value-type="string">
            <text:p>.</text:p>
          </table:table-cell>
          <table:table-cell table:style-name="ce44" office:value-type="string" calcext:value-type="string">
            <text:p>Problema 2</text:p>
          </table:table-cell>
          <table:table-cell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D17:.E17])" office:value-type="float" office:value="95" calcext:value-type="float">
            <text:p>95</text:p>
          </table:table-cell>
          <table:table-cell office:value-type="string" calcext:value-type="string">
            <text:p>No se imprime el resultado según el formato del enunciado.</text:p>
          </table:table-cell>
          <table:table-cell office:value-type="string" calcext:value-type="string">
            <text:p>.</text:p>
          </table:table-cell>
          <table:table-cell table:style-name="ce50" office:value-type="string" calcext:value-type="string">
            <text:p>solicita número al usuario</text:p>
          </table:table-cell>
          <table:table-cell table:style-name="ce59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8:.E18])" office:value-type="float" office:value="95" calcext:value-type="float">
            <text:p>95</text:p>
          </table:table-cell>
          <table:table-cell table:style-name="ce36" office:value-type="string" calcext:value-type="string">
            <text:p>no contempla el caso si se ingresa el 60 o 79</text:p>
          </table:table-cell>
          <table:table-cell office:value-type="string" calcext:value-type="string">
            <text:p>.</text:p>
          </table:table-cell>
          <table:table-cell table:style-name="ce51" office:value-type="string" calcext:value-type="string">
            <text:p>el ciclo se detiene si se</text:p>
          </table:table-cell>
          <table:table-cell table:style-name="ce60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formula="of:=SUM([.D19:.E19])" office:value-type="float" office:value="98" calcext:value-type="float">
            <text:p>98</text:p>
          </table:table-cell>
          <table:table-cell office:value-type="string" calcext:value-type="string">
            <text:p>Imprime el mensaje que no es múltiplo de 5 aunque sí lo sea.</text:p>
          </table:table-cell>
          <table:table-cell office:value-type="string" calcext:value-type="string">
            <text:p>.</text:p>
          </table:table-cell>
          <table:table-cell table:style-name="ce52" office:value-type="string" calcext:value-type="string">
            <text:p>ingresa un múltiplo de 5</text:p>
          </table:table-cell>
          <table:table-cell table:style-name="ce61"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0:.E20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style-name="ce50" office:value-type="string" calcext:value-type="string">
            <text:p>buenas prácticas </text:p>
          </table:table-cell>
          <table:table-cell table:style-name="ce5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SUM([.D21:.E21])" office:value-type="float" office:value="70" calcext:value-type="float">
            <text:p>70</text:p>
          </table:table-cell>
          <table:table-cell office:value-type="string" calcext:value-type="string">
            <text:p>Faltó el problema 2.</text:p>
          </table:table-cell>
          <table:table-cell office:value-type="string" calcext:value-type="string">
            <text:p>.</text:p>
          </table:table-cell>
          <table:table-cell table:style-name="ce49" office:value-type="string" calcext:value-type="string">
            <text:p>Total</text:p>
          </table:table-cell>
          <table:table-cell table:style-name="ce58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2:.E22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SUM([.D23:.E23])" office:value-type="float" office:value="65" calcext:value-type="float">
            <text:p>65</text:p>
          </table:table-cell>
          <table:table-cell office:value-type="string" calcext:value-type="string">
            <text:p>El problema 1 hace manejo de excepciones pero no de la forma adecuada. Faltó el problema 2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4:.E24])" office:value-type="float" office:value="60" calcext:value-type="float">
            <text:p>60</text:p>
          </table:table-cell>
          <table:table-cell table:style-name="ce36" office:value-type="string" calcext:value-type="string">
            <text:p>No hay manejo de excepciones en el problema 1, falta el problema 2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  <table:table-cell table:formula="of:=SUM([.D25:.E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formula="of:=SUM([.D26:.E26])" office:value-type="float" office:value="92" calcext:value-type="float">
            <text:p>92</text:p>
          </table:table-cell>
          <table:table-cell table:style-name="ce36" office:value-type="string" calcext:value-type="string">
            <text:p>No imprime el menú en el formato del enunciado, no muestra el mensaje indicado que el número no es múltiplo de 5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27:.E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8:.E28])" office:value-type="float" office:value="93" calcext:value-type="float">
            <text:p>93</text:p>
          </table:table-cell>
          <table:table-cell table:style-name="ce39" office:value-type="string" calcext:value-type="string">
            <text:p>No se imprime el resultado según el formato del enunciado, el 79 se incluye para ganar 50 punt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D29:.E29])" office:value-type="float" office:value="95" calcext:value-type="float">
            <text:p>95</text:p>
          </table:table-cell>
          <table:table-cell table:style-name="ce40" office:value-type="string" calcext:value-type="string">
            <text:p>El problema 1 no contempla el caso si se ingresa 60 o 79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0:.E30])" office:value-type="float" office:value="98" calcext:value-type="float">
            <text:p>98</text:p>
          </table:table-cell>
          <table:table-cell table:style-name="ce39" office:value-type="string" calcext:value-type="string">
            <text:p>El problema 1 no contempla el caso cuando el segundo jugador ingresa un número múltiplo de 3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  <table:table-cell table:formula="of:=SUM([.D31:.E31])" office:value-type="float" office:value="0" calcext:value-type="float">
            <text:p>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2"/>
          <table:table-cell table:style-name="ce20" table:formula="of:=SUM([.D32:.E32])" office:value-type="float" office:value="0" calcext:value-type="float">
            <text:p>0</text:p>
          </table:table-cell>
          <table:table-cell table:style-name="ce39"/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D33:.E33])" office:value-type="float" office:value="95" calcext:value-type="float">
            <text:p>95</text:p>
          </table:table-cell>
          <table:table-cell table:style-name="ce40" office:value-type="string" calcext:value-type="string">
            <text:p>No se imprime el resultado según el formato del enunci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4:.E34])" office:value-type="float" office:value="100" calcext:value-type="float">
            <text:p>100</text:p>
          </table:table-cell>
          <table:table-cell table:style-name="ce39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35:.E35])" office:value-type="float" office:value="100" calcext:value-type="float">
            <text:p>10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6:.E36])" office:value-type="float" office:value="100" calcext:value-type="float">
            <text:p>100</text:p>
          </table:table-cell>
          <table:table-cell table:style-name="ce39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formula="of:=SUM([.D37:.E37])" office:value-type="float" office:value="97" calcext:value-type="float">
            <text:p>97</text:p>
          </table:table-cell>
          <table:table-cell table:style-name="ce40" office:value-type="string" calcext:value-type="string">
            <text:p>No imprime el resultado en el formato indic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7:20:20.1052831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20T21:02:19.636863760</dc:date>
    <meta:editing-duration>PT7H12M15S</meta:editing-duration>
    <meta:editing-cycles>10</meta:editing-cycles>
    <meta:generator>LibreOffice/6.4.4.2$Linux_X86_64 LibreOffice_project/40$Build-2</meta:generator>
    <meta:document-statistic meta:table-count="1" meta:cell-count="287" meta:object-count="0"/>
  </office:meta>
</office:document-meta>
</file>